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2.0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00.7mm"/>
    </style:style>
    <style:style style:name="co6" style:family="table-column">
      <style:table-column-properties fo:break-before="auto" style:column-width="137.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20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Utilisateur</text:p>
          </table:table-cell>
          <table:table-cell table:style-name="ce3" office:value-type="string" calcext:value-type="string">
            <text:p>US</text:p>
          </table:table-cell>
          <table:table-cell table:style-name="ce1" office:value-type="string" calcext:value-type="string">
            <text:p>Cotation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du sprint</text:p>
          </table:table-cell>
          <table:table-cell table:style-name="ce1" office:value-type="string" calcext:value-type="string">
            <text:p>Etat d’avancement </text:p>
          </table:table-cell>
          <table:table-cell table:style-name="ce3" office:value-type="string" calcext:value-type="string">
            <text:p>Acceptance criteria</text:p>
          </table:table-cell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Conception de la base de donné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 (C, S)</text:p>
          </table:table-cell>
          <table:table-cell table:style-name="ce3"/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Implémentation de la base de donné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 (C, J, S)</text:p>
          </table:table-cell>
          <table:table-cell table:style-name="ce3"/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2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5" office:value-type="string" calcext:value-type="string">
            <text:p>En tant qu’administrateur j’ai besoin de pouvoir ajouter un livre afin de le vendre.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 (C )</text:p>
          </table:table-cell>
          <table:table-cell table:style-name="ce6" office:value-type="string" calcext:value-type="string">
            <text:p>L’administrateur peut ajouter un livre en modifiant le code. (l’administrateur est un informaticien sachant coder)</text:p>
          </table:table-cell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couverture liv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 (J)</text:p>
          </table:table-cell>
          <table:table-cell table:style-name="ce6" office:value-type="string" calcext:value-type="string">
            <text:p>Lorsque je charge la page d’un livre, la couverture du livre s’affiche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4"/>
        </table:table-row>
        <table:table-row table:style-name="ro2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informations livr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 (C, J)</text:p>
          </table:table-cell>
          <table:table-cell table:style-name="ce6" office:value-type="string" calcext:value-type="string">
            <text:p>Lorsque je charge la page d’un livre, je peux visualiser les éléments principaux d’un livre</text:p>
          </table:table-cell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Visualisation d’une liste de livre sur la page d’accue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 cours (C, J)</text:p>
          </table:table-cell>
          <table:table-cell table:style-name="ce17"/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ajouter un article dans mon panier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n cours (S)</text:p>
          </table:table-cell>
          <table:table-cell table:style-name="ce9" office:value-type="string" calcext:value-type="string">
            <text:p>Sur la page d’un livre je peux cliquer sur un bouton ajouter au panier. Ainsi, sur la page du panier l’article en question y figure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enlever un article de mon panier afin de corriger une erreur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n cours (S)</text:p>
          </table:table-cell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visualiser mon panier.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20" table:number-columns-repeated="2"/>
          <table:table-cell table:style-name="ce23"/>
          <table:table-cell table:style-name="ce15" table:number-columns-repeated="3"/>
          <table:table-cell table:style-name="ce25"/>
        </table:table-row>
        <table:table-row table:style-name="ro2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rechercher un livre selon différents critères afin de pouvoir acheter celui qui m’intéresse.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5" office:value-type="string" calcext:value-type="string">
            <text:p>Recherche implémentée sur genre, auteur, titre, prix, avis des lecteurs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mosaiqu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5"/>
        </table:table-row>
        <table:table-row table:style-name="ro2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detaillé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5"/>
        </table:table-row>
        <table:table-row table:style-name="ro2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Connexion administrateur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number-columns-repeated="8"/>
          <table:table-cell table:style-name="ce25"/>
        </table:table-row>
        <table:table-row table:style-name="ro2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nexion clien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number-columns-repeated="8"/>
          <table:table-cell table:style-name="ce25"/>
        </table:table-row>
        <table:table-row table:style-name="ro2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m’inscrire afin de pouvoir accéder à mes informations personnelles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En cours (S)</text:p>
          </table:table-cell>
          <table:table-cell table:style-name="ce9" office:value-type="string" calcext:value-type="string">
            <text:p>Lors d’une prochaine connexion mes données sont toujours présentes sur ma page de profil.</text:p>
          </table:table-cell>
          <table:table-cell table:number-columns-repeated="8"/>
          <table:table-cell table:style-name="ce25"/>
        </table:table-row>
        <table:table-row table:style-name="ro3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information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 office:value-type="string" calcext:value-type="string">
            <text:p>Je peut modifier :</text:p>
            <text:p>- mot de passe</text:p>
            <text:p>- adresse e-mail</text:p>
            <text:p><text:span text:style-name="T1">- Pseudo Ou/et nom prénoms</text:span></text:p>
          </table:table-cell>
          <table:table-cell table:number-columns-repeated="9"/>
        </table:table-row>
        <table:table-row table:style-name="ro2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Un client peut supprimer son compte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/>
          <table:table-cell table:number-columns-repeated="9"/>
        </table:table-row>
        <table:table-row table:style-name="ro2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pouvoir poster un commentaire afin de communiquer mon avis aux autres utilisateur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5" office:value-type="string" calcext:value-type="string">
            <text:p>Sur la page d’un livre je peux poster un commentaire sur un livre que j’ai acheté ;celui-ci sera enregistré et affiché par la suite sur la page du livre en question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Admin</text:p>
          </table:table-cell>
          <table:table-cell table:style-name="ce6" office:value-type="string" calcext:value-type="string">
            <text:p>L’administrateur peut ajouter des promotion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6"/>
          <table:table-cell table:number-columns-repeated="8"/>
          <table:table-cell table:style-name="ce25"/>
        </table:table-row>
        <table:table-row table:style-name="ro2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Admin</text:p>
          </table:table-cell>
          <table:table-cell table:style-name="ce8" office:value-type="string" calcext:value-type="string">
            <text:p>En tant qu’administrateur j’ai besoin de connaître les statistiques de vente d’un livre afin de pouvoir ajouter des livres pertinents pour la vente.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Lorsque je visualise les résultats ceux-ci sont cohérent avec la réalité des ventes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tact administrate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5"/>
        </table:table-row>
        <table:table-row table:style-name="ro2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aiement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Le paiement peut être fait par carte bancaire ou par PayPal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Téléchargem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Après le paiement, le panier est téléchargé par le navigateur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Historique des achat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Liste des livres achetés sur page profil client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Envoi de mail de confirmation au client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5"/>
        </table:table-row>
        <table:table-row table:style-name="ro2">
          <table:table-cell table:style-name="ce1" table:formula="of:=[.A26]+1" office:value-type="float" office:value="25" calcext:value-type="float">
            <text:p>2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ossibilité de ré-télécharger livres achetés sur page de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Dans la liste des achats sur la page de profil client, cliquer sur le bouton télécharger à côté du nom du livre lance le téléchargement.</text:p>
          </table:table-cell>
          <table:table-cell table:number-columns-repeated="9"/>
        </table:table-row>
        <table:table-row table:style-name="ro2">
          <table:table-cell table:style-name="ce1" table:formula="of:=[.A27]+1" office:value-type="float" office:value="26" calcext:value-type="float">
            <text:p>26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Relance client pour la publication d’un avi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Envoi d’un mail au bout de 15 jours après l’achat.</text:p>
          </table:table-cell>
          <table:table-cell table:number-columns-repeated="9"/>
        </table:table-row>
        <table:table-row table:style-name="ro2">
          <table:table-cell table:style-name="ce1" table:formula="of:=[.A28]+1" office:value-type="float" office:value="27" calcext:value-type="float">
            <text:p>27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Ajout d’un moyen de paiement a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Enregistrement coordonnées bancaire ou PayPal</text:p>
          </table:table-cell>
          <table:table-cell table:number-columns-repeated="9"/>
        </table:table-row>
        <table:table-row table:style-name="ro2">
          <table:table-cell table:style-name="ce1" table:formula="of:=[.A29]+1" office:value-type="float" office:value="28" calcext:value-type="float">
            <text:p>28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d’un moyen de paiement d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0]+1" office:value-type="float" office:value="29" calcext:value-type="float">
            <text:p>29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Suppression d’un moyen de paiement du compte cli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1]+1" office:value-type="float" office:value="30" calcext:value-type="float">
            <text:p>30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Un administrateur peut voir les profils de tous les clients.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2]+1" office:value-type="float" office:value="31" calcext:value-type="float">
            <text:p>31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L’administrateur peut ajouter des suggestion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1" table:formula="of:=[.A33]+1" office:value-type="float" office:value="32" calcext:value-type="float">
            <text:p>32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Le système affiche des suggestions personnalisée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Étant connecté sur le site des livres me sont suggérés.</text:p>
          </table:table-cell>
          <table:table-cell table:number-columns-repeated="9"/>
        </table:table-row>
        <table:table-row table:style-name="ro4" table:number-rows-repeated="5">
          <table:table-cell table:number-columns-repeated="17"/>
        </table:table-row>
        <table:table-row table:style-name="ro5" table:number-rows-repeated="2">
          <table:table-cell table:number-columns-repeated="4"/>
          <table:table-cell table:style-name="ce15" table:number-columns-repeated="3"/>
          <table:table-cell table:style-name="ce19"/>
          <table:table-cell table:number-columns-repeated="9"/>
        </table:table-row>
        <table:table-row table:style-name="ro4" table:number-rows-repeated="1048534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0:26:42.025100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5:26:41.126978905</meta:creation-date>
    <dc:date>2016-10-21T10:54:33.955015850</dc:date>
    <meta:editing-duration>PT2H23M20S</meta:editing-duration>
    <meta:editing-cycles>18</meta:editing-cycles>
    <meta:generator>LibreOffice/5.1.4.2$Linux_X86_64 LibreOffice_project/10m0$Build-2</meta:generator>
    <meta:document-statistic meta:table-count="1" meta:cell-count="205" meta:object-count="0"/>
  </office:meta>
</office:document-meta>
</file>